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UTORIAL-</text:p>
      <text:p text:style-name="Standard"/>
      <text:p text:style-name="Standard">-mostrar las tablas de la base de datos </text:p>
      <text:p text:style-name="Standard">strSQL=”SELECT RDB$RELATION_NAME</text:p>
      <text:p text:style-name="Standard"><text:s text:c="2"/>FROM RDB$RELATIONS</text:p>
      <text:p text:style-name="Standard"><text:s text:c="2"/>WHERE RDB$SYSTEM_FLAG = 0</text:p>
      <text:p text:style-name="Standard"><text:s text:c="2"/>ORDER BY 1”;</text:p>
      <text:p text:style-name="Standard"><text:span text:style-name="Teletype">Para obtener la metadata de los campos de una tabla:</text:span> </text:p>
      <text:p text:style-name="Standard"/>
      <text:p text:style-name="Standard">SELECT A.RDB$FIELD_NAME, B.RDB$FIELD_TYPE, B.RDB$FIELD_LENGTH, B.RDB$FIELD_PRECISION, B.RDB$FIELD_SCALE</text:p>
      <text:p text:style-name="Standard">FROM RDB$RELATION_FIELDS A, RDB$FIELDS B</text:p>
      <text:p text:style-name="Standard">WHERE A.RDB$RELATION_NAME = 'BANCOS' <text:s/>AND (A.RDB$FIELD_SOURCE = B.RDB$FIELD_NAME)</text:p>
      <text:p text:style-name="Standard">ORDER BY A.RDB$FIELD_POSITION</text:p>
      <text:p text:style-name="Standard"/>
      <text:p text:style-name="Standard"><text:span text:style-name="Teletype">Para obtener la PK de una tabla:</text:span> </text:p>
      <text:p text:style-name="Standard"/>
      <text:p text:style-name="Standard">SELECT A.RDB$FIELD_NAME FROM RDB$INDEX_SEGMENTS A, RDB$RELATION_CONSTRAINTS B</text:p>
      <text:p text:style-name="Standard">WHERE B.RDB$CONSTRAINT_TYPE = 'PRIMARY KEY'</text:p>
      <text:p text:style-name="Standard">AND B.RDB$RELATION_NAME = 'BANCOS'</text:p>
      <text:p text:style-name="Standard">AND A.RDB$INDEX_NAME = B.RDB$INDEX_NAME</text:p>
      <text:p text:style-name="Standard">ORDER BY A.RDB$FIELD_POSITION</text:p>
      <text:p text:style-name="Standard"/>
      <text:p text:style-name="Standard"><text:span text:style-name="Teletype">Para obtener las FK:</text:span> </text:p>
      <text:p text:style-name="Standard"/>
      <text:p text:style-name="Standard">SELECT r1.RDB$CONSTRAINT_NAME, rind.RDB$FIELD_NAME, r2.RDB$RELATION_NAME</text:p>
      <text:p text:style-name="Standard">FROM RDB$RELATION_CONSTRAINTS r1, RDB$RELATION_CONSTRAINTS r2, RDB$REF_CONSTRAINTS ref, RDB$INDEX_SEGMENTS rind</text:p>
      <text:p text:style-name="Standard">where r1.RDB$RELATION_NAME = 'ARTICULOS'</text:p>
      <text:p text:style-name="Standard">and r1.RDB$CONSTRAINT_TYPE = 'FOREIGN KEY'</text:p>
      <text:p text:style-name="Standard">and r1.RDB$CONSTRAINT_NAME = ref.RDB$CONSTRAINT_NAME</text:p>
      <text:p text:style-name="Standard">and ref.RDB$CONST_NAME_UQ = r2.RDB$CONSTRAINT_NAME</text:p>
      <text:p text:style-name="Standard">and r1.RDB$INDEX_NAME = rind.RDB$INDEX_N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letype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6-24T17:10:51</meta:creation-date>
    <dc:date>2006-06-24T20:32:57</dc:date>
    <dc:language>es-ES</dc:language>
    <meta:editing-cycles>2</meta:editing-cycles>
    <meta:editing-duration>PT3H22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190" meta:character-count="1134"/>
  </office:meta>
</office:document-meta>
</file>